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officeooo:paragraph-rsid="00136a53"/>
    </style:style>
    <style:style style:name="P3" style:family="paragraph" style:parent-style-name="Standard">
      <style:paragraph-properties fo:text-align="center" style:justify-single-word="false"/>
    </style:style>
    <style:style style:name="P4" style:family="paragraph" style:parent-style-name="Standard">
      <style:text-properties fo:language="en" fo:country="US"/>
    </style:style>
    <style:style style:name="P5" style:family="paragraph" style:parent-style-name="Standard" style:master-page-name="Standard">
      <style:paragraph-properties style:page-number="auto"/>
    </style:style>
    <style:style style:name="P6" style:family="paragraph" style:parent-style-name="HTML_20_Preformatted">
      <style:text-properties fo:color="#00000a" style:font-name="Calibri" fo:font-size="11pt" fo:language="ru" fo:country="RU" style:font-name-asian="Calibri1" style:font-size-asian="11pt" style:language-asian="en" style:country-asian="US" style:font-size-complex="11pt" style:language-complex="ar" style:country-complex="SA"/>
    </style:style>
    <style:style style:name="P7" style:family="paragraph" style:parent-style-name="HTML_20_Preformatted">
      <style:text-properties fo:color="#00000a" style:font-name="Calibri" fo:font-size="11pt" fo:language="en" fo:country="US" style:font-name-asian="Calibri1" style:font-size-asian="11pt" style:language-asian="en" style:country-asian="US" style:font-size-complex="11pt" style:language-complex="ar" style:country-complex="SA"/>
    </style:style>
    <style:style style:name="P8" style:family="paragraph" style:parent-style-name="HTML_20_Preformatted">
      <style:text-properties fo:color="#00000a" style:font-name="Calibri" fo:font-size="11pt" fo:language="en" fo:country="US" style:font-name-asian="Calibri1" style:font-size-asian="11pt" style:language-asian="en" style:country-asian="US" style:font-name-complex="Courier New1" style:font-size-complex="11pt" style:language-complex="ar" style:country-complex="SA"/>
    </style:style>
    <style:style style:name="T1" style:family="text">
      <style:text-properties fo:language="en" fo:country="US"/>
    </style:style>
    <style:style style:name="T2" style:family="text">
      <style:text-properties fo:language="en" fo:country="US" officeooo:rsid="0010ae19"/>
    </style:style>
    <style:style style:name="T3" style:family="text">
      <style:text-properties fo:language="en" fo:country="US" officeooo:rsid="00116017"/>
    </style:style>
    <style:style style:name="T4" style:family="text">
      <style:text-properties fo:language="en" fo:country="US" officeooo:rsid="00136a53"/>
    </style:style>
    <style:style style:name="T5" style:family="text">
      <style:text-properties fo:font-size="16pt" fo:language="ru" fo:country="RU" style:font-size-asian="16pt" style:font-size-complex="16pt"/>
    </style:style>
    <style:style style:name="T6" style:family="text">
      <style:text-properties fo:font-size="16pt" fo:language="en" fo:country="US" style:font-size-asian="16pt" style:font-size-complex="16pt"/>
    </style:style>
    <style:style style:name="T7" style:family="text">
      <style:text-properties fo:language="ru" fo:country="RU"/>
    </style:style>
    <style:style style:name="T8" style:family="text">
      <style:text-properties fo:color="#00000a" style:font-name="Calibri" fo:font-size="11pt" fo:language="en" fo:country="US" style:font-name-asian="Calibri1" style:font-size-asian="11pt" style:language-asian="en" style:country-asian="US" style:font-size-complex="11pt" style:language-complex="ar" style:country-complex="SA"/>
    </style:style>
    <style:style style:name="T9" style:family="text">
      <style:text-properties fo:color="#00000a" style:font-name="Calibri" fo:font-size="11pt" fo:language="en" fo:country="US" style:font-name-asian="Calibri1" style:font-size-asian="11pt" style:language-asian="en" style:country-asian="US" style:font-name-complex="Courier New1" style:font-size-complex="11pt" style:language-complex="ar" style:country-complex="SA"/>
    </style:style>
    <style:style style:name="T10" style:family="text">
      <style:text-properties fo:color="#00000a" style:font-name="Calibri" fo:font-size="11pt" fo:language="en" fo:country="US" style:font-name-asian="Calibri1" style:font-size-asian="11pt" style:language-asian="en" style:country-asian="US" style:font-name-complex="Tahoma" style:font-size-complex="11pt" style:language-complex="ar" style:country-complex="SA"/>
    </style:style>
    <style:style style:name="T11" style:family="text">
      <style:text-properties fo:color="#00000a" style:font-name="Calibri" fo:font-size="11pt" fo:language="en" fo:country="US" officeooo:rsid="00116017" style:font-name-asian="Calibri1" style:font-size-asian="11pt" style:language-asian="en" style:country-asian="US" style:font-name-complex="Tahoma" style:font-size-complex="11pt" style:language-complex="ar" style:country-complex="SA"/>
    </style:style>
    <style:style style:name="T12" style:family="text">
      <style:text-properties fo:color="#00000a" style:font-name="Calibri" fo:font-size="11pt" fo:language="en" fo:country="US" officeooo:rsid="00125004" style:font-name-asian="Calibri1" style:font-size-asian="11pt" style:language-asian="en" style:country-asian="US" style:font-name-complex="Tahoma" style:font-size-complex="11pt" style:language-complex="ar" style:country-complex="SA"/>
    </style:style>
    <style:style style:name="T13" style:family="text">
      <style:text-properties fo:color="#00000a" style:font-name="Calibri" fo:font-size="11pt" fo:language="en" fo:country="US" officeooo:rsid="00136a53" style:font-name-asian="Calibri1" style:font-size-asian="11pt" style:language-asian="en" style:country-asian="US" style:font-name-complex="Tahoma" style:font-size-complex="11pt" style:language-complex="ar" style:country-complex="SA"/>
    </style:style>
    <style:style style:name="T14" style:family="text">
      <style:text-properties fo:color="#00000a" style:font-name="Calibri" fo:font-size="11pt" fo:language="en" fo:country="US" officeooo:rsid="001477e8" style:font-name-asian="Calibri1" style:font-size-asian="11pt" style:language-asian="en" style:country-asian="US" style:font-name-complex="Tahoma" style:font-size-complex="11pt" style:language-complex="ar" style:country-complex="SA"/>
    </style:style>
    <style:style style:name="T15" style:family="text">
      <style:text-properties fo:color="#00000a" style:font-name="Calibri" fo:font-size="11pt" fo:language="en" fo:country="US" style:text-underline-style="solid" style:text-underline-width="auto" style:text-underline-color="font-color" officeooo:rsid="00136a53" style:font-name-asian="Calibri1" style:font-size-asian="11pt" style:language-asian="en" style:country-asian="US" style:font-name-complex="Tahoma" style:font-size-complex="11pt" style:language-complex="ar" style:country-complex="SA"/>
    </style:style>
    <style:style style:name="T16" style:family="text">
      <style:text-properties fo:color="#00000a" style:font-name="Calibri" fo:font-size="11pt" fo:language="ru" fo:country="RU" style:font-name-asian="Calibri1" style:font-size-asian="11pt" style:language-asian="en" style:country-asian="US" style:font-size-complex="11pt" style:language-complex="ar" style:country-complex="SA"/>
    </style:style>
    <style:style style:name="T17" style:family="text">
      <style:text-properties fo:color="#00000a" fo:font-size="11pt" fo:language="en" fo:country="US" style:font-name-asian="Calibri1" style:font-size-asian="11pt" style:language-asian="en" style:country-asian="US" style:font-name-complex="Courier New1" style:font-size-complex="11pt" style:language-complex="ar" style:country-complex="SA"/>
    </style:style>
    <style:style style:name="T18" style:family="text">
      <style:text-properties fo:color="#00000a" fo:font-size="11pt" fo:language="en" fo:country="US" style:font-name-asian="Calibri1" style:font-size-asian="11pt" style:language-asian="en" style:country-asian="US" style:font-size-complex="11pt" style:language-complex="ar" style:country-complex="SA"/>
    </style:style>
    <style:style style:name="T19" style:family="text">
      <style:text-properties fo:color="#00000a" fo:font-size="11pt" fo:language="ru" fo:country="RU" style:font-name-asian="Calibri1" style:font-size-asian="11pt" style:language-asian="en" style:country-asian="US" style:font-size-complex="11pt" style:language-complex="ar" style:country-complex="SA"/>
    </style:style>
    <style:style style:name="T20" style:family="text">
      <style:text-properties fo:color="#bbbbbb" fo:language="en" fo:country="US" officeooo:rsid="00136a53"/>
    </style:style>
    <style:style style:name="T21" style:family="text">
      <style:text-properties fo:color="#c0c0c0" fo:language="en" fo:country="US" officeooo:rsid="00136a53"/>
    </style:style>
    <style:style style:name="T22" style:family="text">
      <style:text-properties fo:color="#55ff55" fo:language="en" fo:country="US" officeooo:rsid="00136a5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Kutils_190</text:span><text:span text:style-name="T2">3</text:span><text:span text:style-name="T1">0</text:span><text:span text:style-name="T2">3</text:span>. Previous kutils_ <text:span text:style-name="T1">190</text:span><text:span text:style-name="T2">202</text:span></text:p>
      <text:p text:style-name="Standard"/>
      <text:p text:style-name="P2"><text:bookmark-start text:name="about_version"/><text:span text:style-name="T5">О версии</text:span><text:bookmark-end text:name="about_version"/><text:span text:style-name="T5"> </text:span><text:span text:style-name="T7"><text:line-break/></text:span><text:span text:style-name="T4">(1) F</text:span><text:span text:style-name="T13">or kfb GetKtx(connString string, ctx context.Context, </text:span><text:span text:style-name="T15">procName</text:span><text:span text:style-name="T13"> string)<text:line-break/></text:span><text:span text:style-name="T14">And why does not this parameter get away utterly? That is to use caller’s stack trace as procName</text:span><text:span text:style-name="T7"><text:line-break/></text:span><text:span text:style-name="T1">(</text:span><text:span text:style-name="Internet_20_link"><text:span text:style-name="T4">2</text:span></text:span><text:span text:style-name="T1">) In time of developing of </text:span><text:span text:style-name="T3">2001_SE</text:span><text:span text:style-name="T11">_190401_I181121 </text:span><text:span text:style-name="T12">(190410) a</text:span><text:span text:style-name="T11"> need </text:span><text:span text:style-name="T12">of func (interface{}) (int, bool) <text:s/>arised</text:span></text:p>
      <text:p text:style-name="Standard"><text:span text:style-name="T10"><text:s/>It was over (closed) 19020</text:span><text:span text:style-name="T1">3</text:span></text:p>
      <text:p text:style-name="P3"><text:span text:style-name="T6">Proposals to next version</text:span></text:p>
      <text:p text:style-name="P1"><text:span text:style-name="T1">1) makarov 190210 The flag FmtFlag must be private and must be function SetFmtFlag(int)<text:line-break/></text:span><text:bookmark-start text:name="__DdeLink__114_1768752060"/><text:span text:style-name="T1">The function must </text:span><text:bookmark-end text:name="__DdeLink__114_1768752060"/><text:span text:style-name="T1">keep once setting</text:span></text:p>
      <text:p text:style-name="Standard"><text:bookmark text:name="abstract"/><text:span text:style-name="T1"><text:s/>Abstract</text:span></text:p>
      <text:p text:style-name="Standard"><text:span text:style-name="T1">This packet includes utility functions of common destination. But it is need have in mind, that this packet changes behavior of the system packet “rand” by that that it have init function, which sets new value for the seed (see </text:span><text:a xlink:type="simple" xlink:href="https://golang.org/pkg/math/rand/#Seed" text:style-name="Internet_20_link" text:visited-style-name="Visited_20_Internet_20_Link"><text:span text:style-name="Internet_20_Link"><text:span text:style-name="T1">https://golang.org/pkg/math/rand/#Seed</text:span></text:span></text:a><text:span text:style-name="T1"> and </text:span><text:a xlink:type="simple" xlink:href="#true_rand_funcs" text:style-name="Internet_20_link" text:visited-style-name="Visited_20_Internet_20_Link"><text:span text:style-name="Internet_20_Link"><text:span text:style-name="T1">True random funtions</text:span></text:span></text:a><text:span text:style-name="T1">) </text:span></text:p>
      <text:p text:style-name="P4"/>
      <text:p text:style-name="Standard"><text:a xlink:type="simple" xlink:href="#list_of_changes" text:style-name="Internet_20_link" text:visited-style-name="Visited_20_Internet_20_Link"><text:span text:style-name="Visited_20_Internet_20_Link"><text:span text:style-name="T7">Лист изменений</text:span></text:span></text:a></text:p>
      <text:p text:style-name="Standard"><text:a xlink:type="simple" xlink:href="#api" text:style-name="Internet_20_link" text:visited-style-name="Visited_20_Internet_20_Link"><text:span text:style-name="Internet_20_link"><text:span text:style-name="T1">API</text:span></text:span></text:a></text:p>
      <text:p text:style-name="Standard"><text:span text:style-name="T1"><text:tab/></text:span><text:a xlink:type="simple" xlink:href="#null_funcs" text:style-name="Internet_20_link" text:visited-style-name="Visited_20_Internet_20_Link"><text:span text:style-name="Internet_20_Link"><text:span text:style-name="T1">NULL functions</text:span></text:span></text:a></text:p>
      <text:p text:style-name="Standard"><text:span text:style-name="T1"><text:tab/></text:span><text:a xlink:type="simple" xlink:href="#true_rand_funcs" text:style-name="Internet_20_link" text:visited-style-name="Visited_20_Internet_20_Link"><text:span text:style-name="Internet_20_Link"><text:span text:style-name="T1">True Random functions</text:span></text:span></text:a></text:p>
      <text:p text:style-name="Standard"><text:span text:style-name="T1"><text:tab/></text:span><text:a xlink:type="simple" xlink:href="#StrWithoutNull" text:style-name="Internet_20_link" text:visited-style-name="Visited_20_Internet_20_Link"><text:span text:style-name="Internet_20_Link"><text:span text:style-name="T1">StrWithoutNull</text:span></text:span></text:a></text:p>
      <text:p text:style-name="Standard"><text:span text:style-name="Internet_20_Link"><text:span text:style-name="T1"><text:tab/></text:span></text:span><text:a xlink:type="simple" xlink:href="#api_FmtWraps" text:style-name="Internet_20_link" text:visited-style-name="Visited_20_Internet_20_Link"><text:span text:style-name="Internet_20_Link">Fmt wraps</text:span></text:a></text:p>
      <text:p text:style-name="Standard"><text:span text:style-name="Internet_20_Link"><text:span text:style-name="T1"><text:tab/></text:span></text:span><text:a xlink:type="simple" xlink:href="#api_EraseNulls" text:style-name="Internet_20_link" text:visited-style-name="Visited_20_Internet_20_Link"><text:span text:style-name="Internet_20_Link">Erase null characters</text:span></text:a></text:p>
      <text:p text:style-name="P4"/>
      <text:p text:style-name="Standard"><text:bookmark text:name="api"/><text:span text:style-name="T1">API</text:span></text:p>
      <text:p text:style-name="Standard"><text:bookmark text:name="null_funcs"/><text:span text:style-name="T1">NULL functions</text:span></text:p>
      <text:p text:style-name="HTML_20_Preformatted"><text:span text:style-name="T8">NULL functions are functions with prefix “Null”. Each of function with prefix "Null" presumes that its first parameter carries a corresponding to its name value and returns its string representation. E.g. the function “NullTimeToString” presumes that the first parameter is of type “time”. If a first parameter is nil the second one (i.e. "ifNil") is returned. If the first is not nil and the presumption is not true, then the third (i.e. "ifWhatIs") is returned. There are the next functions:</text:span></text:p>
      <text:p text:style-name="HTML_20_Preformatted"><text:span text:style-name="T8">func NullTimeToString(nt interface{}, ifNil string, ifWhatIs string) string</text:span></text:p>
      <text:p text:style-name="HTML_20_Preformatted"><text:span text:style-name="T8">func NullIntToString(nt interface{}, ifNil string, ifWhatIs string) string</text:span></text:p>
      <text:p text:style-name="HTML_20_Preformatted"><text:span text:style-name="T8">The next function presumes float64</text:span></text:p>
      <text:p text:style-name="HTML_20_Preformatted"><text:span text:style-name="T8">func NullFloatToString(nt interface{}, ifNil string, ifWhatIs string) string</text:span></text:p>
      <text:p text:style-name="P7"/>
      <text:p text:style-name="P7"/>
      <text:p text:style-name="HTML_20_Preformatted"><text:bookmark text:name="True_Random_functions"/><text:span text:style-name="T8">True Random functions</text:span></text:p>
      <text:p text:style-name="HTML_20_Preformatted"><text:soft-page-break/><text:span text:style-name="T8">These functions return a random value from the seed of duration from 07.11.1917 to now (see also common notes). In strict formal sense these functions can return not nil error if the function init fails. In that case these anyway return a random value but from the default seed. There are the functions</text:span></text:p>
      <text:p text:style-name="HTML_20_Preformatted"><text:span text:style-name="T8">func TrueRandInt() (string, error)</text:span></text:p>
      <text:p text:style-name="HTML_20_Preformatted"><text:span text:style-name="T8">func TrueRandIntAsInt() (int, error)</text:span></text:p>
      <text:p text:style-name="P7"/>
      <text:p text:style-name="HTML_20_Preformatted"><text:bookmark-start text:name="api_FmtWraps"/><text:span text:style-name="T8">Fmt wraps</text:span><text:bookmark-end text:name="api_FmtWraps"/><text:span text:style-name="T8"><text:line-break/>They are wraps of the fmt printing <text:s/>functions to stdOut. Than is they calls a corresponding fmt function if </text:span><text:span text:style-name="T9">the flag FmtFlag is not 0. They intend for purposes of debugging that is you may menage printing console debug information by setting the flag.<text:line-break/>In this version released (kutils.)func Printf(f string, args ...interface{}). When printing to parameter f prefix “--M--”will be added</text:span></text:p>
      <text:p text:style-name="HTML_20_Preformatted"><text:span text:style-name="T9"><text:s/></text:span></text:p>
      <text:p text:style-name="P8"/>
      <text:p text:style-name="HTML_20_Preformatted"><text:span text:style-name="T8">Beside those mentioning upward there is also</text:span></text:p>
      <text:p text:style-name="HTML_20_Preformatted"><text:span text:style-name="T8">func </text:span><text:bookmark-start text:name="StrWithoutNull"/><text:span text:style-name="T8">StrWithoutNull</text:span><text:bookmark-end text:name="StrWithoutNull"/><text:span text:style-name="T8">(str string, rep string) (res string). This function returns string that is produced from parameter “str” by replacing all bytes that are less than 9 with parameter “rep”. If rep==”” or its length&gt;1 then it sets rep=”!”</text:span></text:p>
      <text:p text:style-name="P7"/>
      <text:p text:style-name="Preformatted_20_Text"><text:span text:style-name="T17">func </text:span><text:bookmark-start text:name="api_EraseNulls"/><text:span text:style-name="T17">EraseNulls</text:span><text:bookmark-end text:name="api_EraseNulls"/><text:span text:style-name="T17">(str string) (res string)<text:line-break/>It removes null characters (and only them) from a string. Null characters are those when str[i]==0</text:span></text:p>
      <text:p text:style-name="P7"/>
      <text:p text:style-name="P7"/>
      <text:p text:style-name="P7"/>
      <text:p text:style-name="HTML_20_Preformatted"><text:bookmark text:name="list_of_changes"/><text:span text:style-name="T16">Лист изменений</text:span></text:p>
      <text:p text:style-name="P6"/>
      <text:p text:style-name="Standard"><text:span text:style-name="T18">190124_</text:span><text:span text:style-name="T19">2 <text:s/></text:span><text:span text:style-name="T18">See </text:span><text:a xlink:type="simple" xlink:href="#api_FmtWraps" text:style-name="Internet_20_link" text:visited-style-name="Visited_20_Internet_20_Link"><text:span text:style-name="Internet_20_link"><text:span text:style-name="T18">#api_FmtWraps</text:span></text:span></text:a></text:p>
      <text:p text:style-name="Standard"><text:bookmark-start text:name="list_of_changes_190202_1"/><text:span text:style-name="T18">190202_1</text:span><text:bookmark-end text:name="list_of_changes_190202_1"/><text:span text:style-name="T18"> See </text:span><text:a xlink:type="simple" xlink:href="#api_EraseNulls" text:style-name="Internet_20_link" text:visited-style-name="Visited_20_Internet_20_Link"><text:span text:style-name="Visited_20_Internet_20_Link"><text:span text:style-name="T18">#api_EraseNulls</text:span></text:span></text:a></text:p>
      <text:p text:style-name="HTML_20_Preformatte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ru" fo:country="RU" style:letter-kerning="true" style:font-name-asian="Calibri1" style:font-size-asian="10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0pt" fo:language="ru" fo:country="RU" style:letter-kerning="true" style:font-name-asian="Calibri1" style:font-size-asian="10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punctuation-wrap="hanging" style:writing-mode="lr-tb"/>
      <style:text-properties fo:color="#00000a" style:font-name="Calibri" fo:font-family="Calibri" style:font-family-generic="roman" style:font-pitch="variable" fo:font-size="11pt" fo:language="ru" fo:country="RU"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default-outline-level=""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c0c0c0"/>
    </style:style>
    <style:style style:name="Стандартный_20_HTML_20_Знак" style:display-name="Стандартный HTML Знак"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9T05:30:00</meta:creation-date>
    <meta:initial-creator>MichMakarov</meta:initial-creator>
    <dc:language>en-US</dc:language>
    <dc:date>2019-04-10T17:38:10.607000000</dc:date>
    <meta:editing-cycles>17</meta:editing-cycles>
    <meta:editing-duration>PT20H13M37S</meta:editing-duration>
    <meta:generator>LibreOffice/5.3.6.1$Windows_X86_64 LibreOffice_project/686f202eff87ef707079aeb7f485847613344eb7</meta:generator>
    <meta:document-statistic meta:table-count="0" meta:image-count="0" meta:object-count="0" meta:page-count="2" meta:paragraph-count="33" meta:word-count="454" meta:character-count="2959" meta:non-whitespace-character-count="252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